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3606in" svg:y="1.4614in">
            <draw:object draw:notify-on-update-of-ranges="Sheet1.A2:Sheet1.A6 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252in" svg:y="1.5657in">
            <draw:object draw:notify-on-update-of-ranges="Sheet1.A2:Sheet1.A6 Sheet1.C2:Sheet1.C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5165in" svg:y="1.6079in">
            <draw:object draw:notify-on-update-of-ranges="Sheet1.A2:Sheet1.A6 Sheet1.D2:Sheet1.D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0146in" svg:y="5.3933in">
            <draw:object draw:notify-on-update-of-ranges="Sheet1.A2:Sheet1.A6 Sheet1.E2:Sheet1.E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rnd</text:p>
          </table:table-cell>
          <table:table-cell office:value-type="string" calcext:value-type="string">
            <text:p>best_avg + good_rnd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60.4" calcext:value-type="float">
            <text:p>60.4</text:p>
          </table:table-cell>
          <table:table-cell office:value-type="float" office:value="29.3" calcext:value-type="float">
            <text:p>29.3</text:p>
          </table:table-cell>
          <table:table-cell office:value-type="float" office:value="35.4" calcext:value-type="float">
            <text:p>35.4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good_random</text:p>
          </table:table-cell>
          <table:table-cell office:value-type="float" office:value="50.7" calcext:value-type="float">
            <text:p>50.7</text:p>
          </table:table-cell>
          <table:table-cell office:value-type="float" office:value="37.8" calcext:value-type="float">
            <text:p>37.8</text:p>
          </table:table-cell>
          <table:table-cell office:value-type="float" office:value="34.8" calcext:value-type="float">
            <text:p>34.8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best_avg + good_random</text:p>
          </table:table-cell>
          <table:table-cell office:value-type="float" office:value="32" calcext:value-type="float">
            <text:p>32</text:p>
          </table:table-cell>
          <table:table-cell office:value-type="float" office:value="47.8" calcext:value-type="float">
            <text:p>47.8</text:p>
          </table:table-cell>
          <table:table-cell office:value-type="float" office:value="57.6" calcext:value-type="float">
            <text:p>57.6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string" calcext:value-type="string">
            <text:p>best_avg + think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nking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table:number-columns-repeated="3"/>
          <table:table-cell office:value-type="float" office:value="25501" calcext:value-type="float">
            <text:p>255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21:35:36.942164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8:05:38.139321658</meta:creation-date>
    <meta:generator>LibreOffice/4.2.8.2$Linux_X86_64 LibreOffice_project/420m0$Build-2</meta:generator>
    <dc:date>2015-06-06T23:26:35.347325392</dc:date>
    <meta:editing-duration>PT1H17M57S</meta:editing-duration>
    <meta:editing-cycles>6</meta:editing-cycles>
    <meta:document-statistic meta:table-count="1" meta:cell-count="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Dataset: random vs random</text:p>
        </chart:title>
        <chart:plot-area chart:style-name="ch3" table:cell-range-address="Sheet1.A2:Sheet1.B6" chart:data-source-has-labels="column" svg:x="0.32cm" svg:y="1.301cm" svg:width="15.36cm" svg:height="7.519cm">
          <chartooo:coordinate-region svg:x="1.127cm" svg:y="1.5cm" svg:width="14.553cm" svg:height="6.27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heet1.A2:Sheet1.A6</svg:desc>
                </draw:g>
              </table:table-cell>
              <table:table-cell office:value-type="float" office:value="60.4">
                <text:p>60.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good_random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best_avg + good_random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best_avg + think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Dataset: best_avg vs good_random</text:p>
        </chart:title>
        <chart:plot-area chart:style-name="ch3" table:cell-range-address="Sheet1.A2:Sheet1.A6 Sheet1.C2:Sheet1.C6" chart:data-source-has-labels="column" svg:x="0.32cm" svg:y="1.301cm" svg:width="15.36cm" svg:height="7.519cm">
          <chartooo:coordinate-region svg:x="1.127cm" svg:y="1.5cm" svg:width="14.553cm" svg:height="6.27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heet1.A2:Sheet1.A6</svg:desc>
                </draw:g>
              </table:table-cell>
              <table:table-cell office:value-type="float" office:value="29.3">
                <text:p>29.3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good_random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best_avg + good_random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best_avg + think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Dataset: thinking vs thinking</text:p>
        </chart:title>
        <chart:plot-area chart:style-name="ch3" table:cell-range-address="Sheet1.A2:Sheet1.A6 Sheet1.D2:Sheet1.D6" chart:data-source-has-labels="column" svg:x="0.32cm" svg:y="1.301cm" svg:width="15.36cm" svg:height="7.519cm">
          <chartooo:coordinate-region svg:x="1.127cm" svg:y="1.5cm" svg:width="14.553cm" svg:height="6.27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heet1.A2:Sheet1.A6</svg:desc>
                </draw:g>
              </table:table-cell>
              <table:table-cell office:value-type="float" office:value="35.4">
                <text:p>35.4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good_random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best_avg + good_random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best_avg + thinking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6cm" chart:style-name="ch2">
          <text:p>Dataset: mixed</text:p>
        </chart:title>
        <chart:plot-area chart:style-name="ch3" table:cell-range-address="Sheet1.A2:Sheet1.A6 Sheet1.E2:Sheet1.E6" chart:data-source-has-labels="column" svg:x="0.32cm" svg:y="1.301cm" svg:width="15.36cm" svg:height="7.519cm">
          <chartooo:coordinate-region svg:x="0.941cm" svg:y="1.5cm" svg:width="14.739cm" svg:height="6.27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heet1.A2:Sheet1.A6</svg:desc>
                </draw:g>
              </table:table-cell>
              <table:table-cell office:value-type="float" office:value="28.4">
                <text:p>28.4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good_random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best_avg + good_random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best_avg + think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49.9">
                <text:p>49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